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35e16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Header">
      <style:paragraph-properties fo:text-align="end" style:justify-single-word="false"/>
      <style:text-properties style:font-name="FreeMono"/>
    </style:style>
    <style:style style:name="P5" style:family="paragraph" style:parent-style-name="Heading_20_1">
      <style:text-properties officeooo:rsid="000834ad" officeooo:paragraph-rsid="000834ad"/>
    </style:style>
    <style:style style:name="T1" style:family="text">
      <style:text-properties officeooo:rsid="00035e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Bättre</text:h>
      <text:p text:style-name="P1">Curabitur volutpat malesuada feugiat. Quisque vel justo quis urna tempus dignissim ac quis neque. Donec tempus magna et turpis egestas accumsan. Praesent rutrum condimentum mauris, nec vestibulum maur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weight="bold" style:font-weight-asian="bold" style:font-weight-complex="bold"/>
    </style:style>
    <style:style style:name="MP2" style:family="paragraph" style:parent-style-name="Text_20_body">
      <style:paragraph-properties fo:text-align="end" style:justify-single-word="false"/>
    </style:style>
    <style:style style:name="MP3" style:family="paragraph" style:parent-style-name="Header">
      <style:paragraph-properties fo:text-align="end" style:justify-single-word="false"/>
      <style:text-properties style:font-name="FreeMono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Hack AB</text:p>
        <text:p text:style-name="MP2">Svångremsgatan 1<text:line-break/>423 01 Långköping<text:line-break/>Org nr 556999-9999</text:p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20:37:24.191286868</meta:creation-date>
    <dc:date>2019-01-30T21:49:12.734153836</dc:date>
    <meta:editing-duration>PT51M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39" meta:character-count="268" meta:non-whitespace-character-count="233"/>
  </office:meta>
</office:document-meta>
</file>